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8.3in" fo:margin-top="0in" fo:margin-bottom="0in" table:align="margins" style:writing-mode="lr-tb"/>
    </style:style>
    <style:style style:name="Table5.A" style:family="table-column">
      <style:table-column-properties style:column-width="1.3833in" style:rel-column-width="1662*"/>
    </style:style>
    <style:style style:name="Table5.B" style:family="table-column">
      <style:table-column-properties style:column-width="1.3826in" style:rel-column-width="1661*"/>
    </style:style>
    <style:style style:name="Table5.C" style:family="table-column">
      <style:table-column-properties style:column-width="1.384in" style:rel-column-width="1663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B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C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D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E1" style:family="table-cell">
      <style:table-cell-properties fo:background-color="#000000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F1" style:family="table-cell">
      <style:table-cell-properties fo:padding="0.0382in" fo:border="0.1pt solid #000000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bf317" officeooo:paragraph-rsid="001bf31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f2795" officeooo:paragraph-rsid="0029976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f2795" officeooo:paragraph-rsid="0029976a" style:font-size-asian="12pt" style:font-weight-asian="bold" style:font-name-complex="DejaVu Sans Condensed2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29976a" officeooo:paragraph-rsid="0029976a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29976a" officeooo:paragraph-rsid="0029976a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29976a" officeooo:paragraph-rsid="0035d07f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29faed" officeooo:paragraph-rsid="0029faed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29faed" officeooo:paragraph-rsid="0029faed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35d07f" officeooo:paragraph-rsid="0035d07f" style:font-size-asian="12pt" style:font-weight-asian="normal" style:font-size-complex="12pt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35d07f" officeooo:paragraph-rsid="0035d07f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29faed"/>
    </style:style>
    <style:style style:name="P14" style:family="paragraph" style:parent-style-name="Standard" style:list-style-name="L4">
      <style:paragraph-properties fo:text-align="start" style:justify-single-word="false"/>
      <style:text-properties officeooo:paragraph-rsid="0035d07f"/>
    </style:style>
    <style:style style:name="P15" style:family="paragraph" style:parent-style-name="Standard">
      <style:paragraph-properties fo:text-align="start" style:justify-single-word="false"/>
      <style:text-properties officeooo:paragraph-rsid="003c1575"/>
    </style:style>
    <style:style style:name="P16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paragraph-rsid="003c1575"/>
    </style:style>
    <style:style style:name="T1" style:family="text">
      <style:text-properties style:font-name="DejaVu Sans Condensed1" fo:font-size="12pt" fo:font-weight="normal" officeooo:rsid="0029faed" style:font-size-asian="12pt" style:font-weight-asian="normal" style:font-size-complex="12pt" style:font-weight-complex="normal"/>
    </style:style>
    <style:style style:name="T2" style:family="text">
      <style:text-properties style:font-name="DejaVu Sans Condensed1" fo:font-size="12pt" fo:font-weight="normal" officeooo:rsid="0035d07f" style:font-size-asian="12pt" style:font-weight-asian="normal" style:font-size-complex="12pt" style:font-weight-complex="normal"/>
    </style:style>
    <style:style style:name="T3" style:family="text">
      <style:text-properties style:font-name="DejaVu Sans Condensed1" fo:font-size="12pt" fo:font-weight="normal" officeooo:rsid="003715ce" style:font-size-asian="12pt" style:font-weight-asian="normal" style:font-size-complex="12pt" style:font-weight-complex="normal"/>
    </style:style>
    <style:style style:name="T4" style:family="text">
      <style:text-properties style:font-name="DejaVu Sans Condensed1" fo:font-size="12pt" fo:font-weight="normal" officeooo:rsid="0039554a" style:font-size-asian="12pt" style:font-weight-asian="normal" style:font-size-complex="12pt" style:font-weight-complex="normal"/>
    </style:style>
    <style:style style:name="T5" style:family="text">
      <style:text-properties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252dff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29faed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305599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341d15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342fe1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3715ce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3b357c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3c2335" style:font-size-asian="12pt" style:font-weight-asian="bold" style:font-size-complex="12pt" style:font-weight-complex="bold"/>
    </style:style>
    <style:style style:name="T15" style:family="text">
      <style:text-properties officeooo:rsid="001f2795"/>
    </style:style>
    <style:style style:name="T16" style:family="text">
      <style:text-properties officeooo:rsid="002175e8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9faed" style:font-weight-asian="bold" style:font-weight-complex="bold"/>
    </style:style>
    <style:style style:name="T19" style:family="text">
      <style:text-properties fo:font-weight="bold" officeooo:rsid="0029faed" style:font-weight-asian="bold" style:font-name-complex="DejaVu Sans Condensed2" style:font-weight-complex="bold"/>
    </style:style>
    <style:style style:name="T20" style:family="text">
      <style:text-properties officeooo:rsid="0029976a"/>
    </style:style>
    <style:style style:name="T21" style:family="text">
      <style:text-properties officeooo:rsid="0029faed"/>
    </style:style>
    <style:style style:name="T22" style:family="text">
      <style:text-properties officeooo:rsid="0029faed" style:font-name-complex="DejaVu Sans Condensed2"/>
    </style:style>
    <style:style style:name="T23" style:family="text">
      <style:text-properties officeooo:rsid="0039554a"/>
    </style:style>
    <style:style style:name="T24" style:family="text">
      <style:text-properties style:font-name="DejaVu Sans Condensed"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6"><text:span text:style-name="T14">1</text:span><text:span text:style-name="T24">xx - Controls</text:span></text:p>
          </table:table-cell>
          <table:table-cell table:style-name="Table5.B1" office:value-type="string">
            <text:p text:style-name="P16"><text:span text:style-name="T24">2xx - Ground</text:span></text:p>
          </table:table-cell>
          <table:table-cell table:style-name="Table5.C1" office:value-type="string">
            <text:p text:style-name="P16"><text:span text:style-name="T24">3xx - Flight</text:span></text:p>
          </table:table-cell>
          <table:table-cell table:style-name="Table5.D1" office:value-type="string">
            <text:p text:style-name="P16"><text:span text:style-name="T24">4xx - A2A</text:span></text:p>
          </table:table-cell>
          <table:table-cell table:style-name="Table5.E1" office:value-type="string">
            <text:p text:style-name="P16"><text:span text:style-name="T24">5xx - A2G</text:span></text:p>
          </table:table-cell>
          <table:table-cell table:style-name="Table5.F1" office:value-type="string">
            <text:p text:style-name="P16"><text:span text:style-name="T24">6xx - Misc</text:span></text:p>
          </table:table-cell>
        </table:table-row>
      </table:table>
      <text:p text:style-name="P15"><text:span text:style-name="T11">5</text:span><text:span text:style-name="T13">0</text:span><text:span text:style-name="T11">5</text:span><text:span text:style-name="T7"> - </text:span><text:span text:style-name="T5">A/G </text:span><text:span text:style-name="T6">- </text:span><text:span text:style-name="T9">C-701T/IR Maverick-equivalents, </text:span><text:span text:style-name="T10">LD-10 ARM</text:span></text:p>
      <text:p text:style-name="P1"/>
      <text:p text:style-name="P2">All</text:p>
      <text:p text:style-name="P2">Master Arm ... ON <text:span text:style-name="T16">(B2)</text:span></text:p>
      <text:p text:style-name="P2">Master Mode ... A/G <text:span text:style-name="T16">(Pinky Switch down)</text:span></text:p>
      <text:p text:style-name="P3"/>
      <text:p text:style-name="P2"><text:span text:style-name="T20">C-701 </text:span>Maverick-<text:span text:style-name="T15">equivalent</text:span>s without TPOD</text:p>
      <text:list xml:id="list90081288" text:style-name="L1">
        <text:list-item>
          <text:p text:style-name="P6">Arm <text:span text:style-name="T21">and select </text:span>missiles <text:span text:style-name="T21">on </text:span><text:span text:style-name="T18">SMS</text:span><text:span text:style-name="T21"> page.</text:span></text:p>
        </text:list-item>
        <text:list-item>
          <text:p text:style-name="P6">On any MFD, press <text:span text:style-name="T17">Menu</text:span> OSB, then <text:span text:style-name="T17">POD</text:span>, then <text:span text:style-name="T17">TVIR</text:span> to get missile camera page.</text:p>
        </text:list-item>
        <text:list-item>
          <text:p text:style-name="P6">Press <text:span text:style-name="T17">OFF</text:span> OSB, BIT will flash as it warms up (takes about 30 seconds), text will change to <text:span text:style-name="T17">ON - IDLE</text:span>.</text:p>
        </text:list-item>
        <text:list-item>
          <text:p text:style-name="P6">Press <text:span text:style-name="T17">ON</text:span> OSB, text changes from <text:span text:style-name="T17">IDLE</text:span> to <text:span text:style-name="T17">SEARCH</text:span>. <text:s/>Missile is now active.</text:p>
        </text:list-item>
        <text:list-item>
          <text:p text:style-name="P6">Put SOI in MFD with the missile camera page. <text:s/>Control missile camera with <text:span text:style-name="T17">Gray Reset Hat</text:span>:</text:p>
        </text:list-item>
      </text:list>
      <text:list text:style-name="L2">
        <text:list-item>
          <text:list>
            <text:list-item>
              <text:p text:style-name="P7">F/B: Narrow/Wide FOV</text:p>
            </text:list-item>
            <text:list-item>
              <text:p text:style-name="P7">R: Toggle WHOT/BHOT</text:p>
            </text:list-item>
            <text:list-item>
              <text:p text:style-name="P9">P: Unlock target, reset to center or slave point</text:p>
            </text:list-item>
          </text:list>
        </text:list-item>
      </text:list>
      <text:list xml:id="list152043896329251" text:continue-list="list90081288" text:style-name="L1">
        <text:list-item>
          <text:p text:style-name="P13"><text:span text:style-name="T1">Set target size with OSB at bottom right (</text:span><text:span text:style-name="T8">5 m</text:span><text:span text:style-name="T1">, </text:span><text:span text:style-name="T8">15 m</text:span><text:span text:style-name="T1">, </text:span><text:span text:style-name="T8">45 m</text:span><text:span text:style-name="T1">, </text:span><text:span text:style-name="T8">135 m</text:span><text:span text:style-name="T1">, </text:span><text:span text:style-name="T8">400 m</text:span><text:span text:style-name="T1">).</text:span></text:p>
        </text:list-item>
        <text:list-item>
          <text:p text:style-name="P6">Lock <text:span text:style-name="T21">target with </text:span><text:span text:style-name="T18">TDC press</text:span><text:span text:style-name="T21">.</text:span></text:p>
        </text:list-item>
        <text:list-item>
          <text:p text:style-name="P10">Fire with <text:span text:style-name="T17">Red Button</text:span> when within range (about 10 nmi).</text:p>
        </text:list-item>
      </text:list>
      <text:p text:style-name="P4"/>
      <text:p text:style-name="P5">LD-10 ARMs</text:p>
      <text:list xml:id="list937056730" text:style-name="L3">
        <text:list-item>
          <text:p text:style-name="P8">Arm <text:span text:style-name="T21">and select </text:span>missiles <text:span text:style-name="T21">on </text:span><text:span text:style-name="T18">SMS</text:span><text:span text:style-name="T21"> page.</text:span></text:p>
        </text:list-item>
        <text:list-item>
          <text:p text:style-name="P11">Press <text:span text:style-name="T17">PWR OFF</text:span> OSB to turn to <text:span text:style-name="T17">PWR ON</text:span> and start alignment.</text:p>
        </text:list-item>
      </text:list>
      <text:list text:style-name="L4">
        <text:list-item>
          <text:list>
            <text:list-item>
              <text:p text:style-name="P14"><text:span text:style-name="T2">Alignment takes </text:span><text:span text:style-name="T3">3</text:span><text:span text:style-name="T2"> minutes; </text:span><text:span text:style-name="T4">done when</text:span><text:span text:style-name="T3"> </text:span><text:span text:style-name="T12">ALN TIMING</text:span><text:span text:style-name="T3"> box</text:span><text:span text:style-name="T4"> says 00:00</text:span><text:span text:style-name="T2">.</text:span></text:p>
            </text:list-item>
          </text:list>
        </text:list-item>
      </text:list>
      <text:list xml:id="list152043486513643" text:continue-list="list937056730" text:style-name="L3">
        <text:list-item>
          <text:p text:style-name="P11">Select missile mode:</text:p>
        </text:list-item>
      </text:list>
      <text:list text:style-name="L5">
        <text:list-item>
          <text:list>
            <text:list-item>
              <text:p text:style-name="P12"><text:span text:style-name="T17">ACT</text:span> (Active): Missile goes to current designated target location (SPI) and automatically seeks radars in that area. <text:span text:style-name="T23">(Not sure what radius it searches, might not be much.)</text:span></text:p>
            </text:list-item>
            <text:list-item>
              <text:p text:style-name="P12"><text:span text:style-name="T17">PAS</text:span> (Passive): Missile chooses on its own which radar to attack when fired.</text:p>
            </text:list-item>
            <text:list-item>
              <text:p text:style-name="P12"><text:span text:style-name="T17">SP</text:span> (Self-Protect): Missile attacks any emitter currently targeting you.</text:p>
            </text:list-item>
          </text:list>
        </text:list-item>
      </text:list>
      <text:list xml:id="list152044731027239" text:continue-list="list152043486513643" text:style-name="L3">
        <text:list-item>
          <text:p text:style-name="P11">When in range (about 40 nmi), f<text:span text:style-name="T22">ire with </text:span><text:span text:style-name="T19">Red Button</text:span><text:span text:style-name="T22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7H37M14S</meta:editing-duration>
    <meta:editing-cycles>40</meta:editing-cycles>
    <meta:generator>LibreOffice/7.4.5.1$Windows_X86_64 LibreOffice_project/9c0871452b3918c1019dde9bfac75448afc4b57f</meta:generator>
    <dc:date>2023-03-26T15:20:43.245000000</dc:date>
    <meta:document-statistic meta:table-count="1" meta:image-count="0" meta:object-count="0" meta:page-count="1" meta:paragraph-count="31" meta:word-count="276" meta:character-count="1418" meta:non-whitespace-character-count="1190"/>
  </office:meta>
</office:document-meta>
</file>